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1" svg:font-family="Helvetica" style:font-family-generic="swiss"/>
    <style:font-face style:name="Helvetica-Bold" svg:font-family="Helvetica-Bold" style:font-family-generic="swiss"/>
    <style:font-face style:name="Tahoma" svg:font-family="Tahoma" style:font-family-generic="system" style:font-pitch="variable"/>
    <style:font-face style:name="文鼎PL中楷Uni" svg:font-family="文鼎PL中楷Uni" style:font-family-generic="system" style:font-pitch="variable"/>
    <style:font-face style:name="文鼎PL細上海宋Uni" svg:font-family="文鼎PL細上海宋Un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Helvetica-Bold" fo:font-size="12pt" style:font-name-asian="Helvetica-Bold" style:font-size-asian="12pt" style:font-name-complex="Helvetica-Bold" style:font-size-complex="12pt"/>
    </style:style>
    <style:style style:name="P2" style:family="paragraph" style:parent-style-name="Standard">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3" style:family="paragraph" style:parent-style-name="Standard">
      <style:paragraph-properties fo:text-align="start" style:justify-single-word="false" style:text-autospace="none"/>
      <style:text-properties style:font-name="Times-Bold" fo:font-size="9pt" style:font-name-asian="Times-Bold" style:font-size-asian="9pt" style:font-name-complex="Times-Bold" style:font-size-complex="9pt"/>
    </style:style>
    <style:style style:name="P4"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5" style:family="paragraph" style:parent-style-name="Standard">
      <style:paragraph-properties fo:text-align="start" style:justify-single-word="false" style:text-autospace="none"/>
      <style:text-properties style:font-name="Times-Roman" fo:font-size="9pt" style:font-name-asian="Times-Roman" style:font-size-asian="9pt" style:font-name-complex="Times-Roman" style:font-size-complex="9pt"/>
    </style:style>
    <style:style style:name="P6" style:family="paragraph" style:parent-style-name="Standard">
      <style:paragraph-properties fo:text-align="start" style:justify-single-word="false" style:text-autospace="none"/>
      <style:text-properties style:font-name="Times-Italic" fo:font-size="10pt" style:font-name-asian="Times-Italic" style:font-size-asian="10pt" style:font-name-complex="Times-Italic" style:font-size-complex="10pt"/>
    </style:style>
    <style:style style:name="P7" style:family="paragraph" style:parent-style-name="Standard">
      <style:paragraph-properties fo:text-align="start" style:justify-single-word="false" style:text-autospace="none"/>
      <style:text-properties style:font-name="Helvetica1" fo:font-size="8pt" style:font-name-asian="Helvetica1" style:font-size-asian="8pt" style:font-name-complex="Helvetica1" style:font-size-complex="8pt"/>
    </style:style>
    <style:style style:name="P8" style:family="paragraph" style:parent-style-name="Standard">
      <style:paragraph-properties style:text-autospace="none"/>
      <style:text-properties style:font-name="Times-Roman" fo:font-size="10pt" style:font-name-asian="Times-Roman" style:font-size-asian="10pt" style:font-name-complex="Times-Roman" style:font-size-complex="10pt"/>
    </style:style>
    <style:style style:name="P9"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Definitions</text:p>
      <text:p text:style-name="P2">3.1 access control:</text:p>
      <text:p text:style-name="P4">The prevention of unauthorized usage of resources.</text:p>
      <text:p text:style-name="P2">3.2 access point (AP):</text:p>
      <text:p text:style-name="P4">Any entity that has station functionality and provides access to the distribution services,</text:p>
      <text:p text:style-name="P4">via the wireless medium (WM) for associated stations.</text:p>
      <text:p text:style-name="P2">3.3 ad hoc network:</text:p>
      <text:p text:style-name="P4">A network composed solely of stations within mutual communication range of each</text:p>
      <text:p text:style-name="P4">other via the wireless medium (WM). An ad hoc network is typically created in a spontaneous manner. The</text:p>
      <text:p text:style-name="P4">principal distinguishing characteristic of an ad hoc network is its limited temporal and spatial extent. These</text:p>
      <text:p text:style-name="P4">limitations allow the act of creating and dissolving the ad hoc network to be sufficiently straightforward and</text:p>
      <text:p text:style-name="P4">convenient so as to be achievable by nontechnical users of the network facilities; i.e., no specialized “technical</text:p>
      <text:p text:style-name="P4">skills” are required and little or no investment of time or additional resources is required beyond the stations</text:p>
      <text:p text:style-name="P4">that are to participate in the ad hoc network. The term</text:p>
      <text:p text:style-name="P6">ad hoc</text:p>
      <text:p text:style-name="P4">is often used as slang to refer to an</text:p>
      <text:p text:style-name="P4">independent basic service set (IBSS).</text:p>
      <text:p text:style-name="P2">3.4 association:</text:p>
      <text:p text:style-name="P4">The service used to establish access point/station (AP/STA) mapping and enable STA invocation</text:p>
      <text:p text:style-name="P4">of the distribution system services (DSSs).</text:p>
      <text:p text:style-name="P2">3.5 authentication:</text:p>
      <text:p text:style-name="P4">The service used to establish the identity of one station as a member of the set of stations</text:p>
      <text:p text:style-name="P4">authorized to associate with another station.</text:p>
      <text:p text:style-name="P2">3.6 basic service area (BSA):</text:p>
      <text:p text:style-name="P4">The conceptual area within which members of a basic service set (BSS) may</text:p>
      <text:p text:style-name="P4">communicate.</text:p>
      <text:p text:style-name="P2">3.7 basic service set (BSS):</text:p>
      <text:p text:style-name="P4">A set of stations controlled by a single coordination function.</text:p>
      <text:p text:style-name="P2">3.8 basic service set (BSS) basic rate set:</text:p>
      <text:p text:style-name="P4">The set of data transfer rates that all the stations in a BSS will be</text:p>
      <text:p text:style-name="P4">capable of using to receive frames from the wireless medium (WM). The BSS basic rate set data rates are</text:p>
      <text:p text:style-name="P4">preset for all stations in the BSS.</text:p>
      <text:p text:style-name="P2">3.9 broadcast address:</text:p>
      <text:p text:style-name="P4">A unique multicast address that specifies all stations.</text:p>
      <text:p text:style-name="P2">3.10 channel:</text:p>
      <text:p text:style-name="P4">An instance of medium use for the purpose of passing protocol data units (PDUs) that may be</text:p>
      <text:p text:style-name="P4">used simultaneously, in the same volume of space, with other instances of medium use (on other channels)</text:p>
      <text:p text:style-name="P4">by other instances of the same physical layer (PHY), with an acceptably low frame error ratio due to mutual</text:p>
      <text:p text:style-name="P4">interference. Some PHYs provide only one channel, whereas others provide multiple channels. Examples of</text:p>
      <text:p text:style-name="P4">channel types are as shown in the following table:</text:p>
      <text:p text:style-name="P2">3.11 clear channel assessment (CCA) function:</text:p>
      <text:p text:style-name="P4">That logical function in the physical layer (PHY) that</text:p>
      <text:p text:style-name="P4">determines the current state of use of the wireless medium (WM).</text:p>
      <text:p text:style-name="P2">3.12 confidentiality:</text:p>
      <text:p text:style-name="P4">The property of information that is not made available or disclosed to unauthorized</text:p>
      <text:p text:style-name="P4">individuals, entities, or processes.</text:p>
      <text:p text:style-name="P3">Single channel n-channel</text:p>
      <text:p text:style-name="P5">Narrowband radio-frequency (RF) channel Frequency division multiplexed channels</text:p>
      <text:p text:style-name="P5">Baseband infrared Direct sequence spread spectrum (DSSS) with code division</text:p>
      <text:p text:style-name="P5">multiple access</text:p>
      <text:p text:style-name="P7">ISO/IEC 8802-11: 1999(E)</text:p>
      <text:p text:style-name="P7">ANSI/IEEE Std 802.11, 1999 Edition LOCAL AND METROPOLITAN AREA NETWORKS: WIRELESS LAN</text:p>
      <text:p text:style-name="P4">4</text:p>
      <text:p text:style-name="P7"><text:soft-page-break/>Copyright © 1999 IEEE. All rights reserved.</text:p>
      <text:p text:style-name="P2">3.13 coordination function:</text:p>
      <text:p text:style-name="P4">The logical function that determines when a station operating within a basic</text:p>
      <text:p text:style-name="P4">service set (BSS) is permitted to transmit and may be able to receive protocol data units (PDUs) via the wireless</text:p>
      <text:p text:style-name="P4">medium (WM). The coordination function within a BSS may have one point coordination function</text:p>
      <text:p text:style-name="P4">(PCF) and will have one distributed coordination function (DCF).</text:p>
      <text:p text:style-name="P2">3.14 coordination function pollable:</text:p>
      <text:p text:style-name="P4">A station able to (1) respond to a coordination function poll with a</text:p>
      <text:p text:style-name="P4">data frame, if such a frame is queued and able to be generated, and (2) interpret acknowledgments in frames</text:p>
      <text:p text:style-name="P4">sent to or from the point coordinator.</text:p>
      <text:p text:style-name="P2">3.15 deauthentication:</text:p>
      <text:p text:style-name="P4">The service that voids an existing authentication relationship.</text:p>
      <text:p text:style-name="P2">3.16 directed address:</text:p>
      <text:p text:style-name="P6">See:</text:p>
      <text:p text:style-name="P2">unicast frame</text:p>
      <text:p text:style-name="P4">.</text:p>
      <text:p text:style-name="P2">3.17 disassociation:</text:p>
      <text:p text:style-name="P4">The service that removes an existing association.</text:p>
      <text:p text:style-name="P2">3.18 distributed coordination function (DCF):</text:p>
      <text:p text:style-name="P4">A class of coordination function where the same coordination</text:p>
      <text:p text:style-name="P4">function logic is active in every station in the basic service set (BSS) whenever the network is in operation.</text:p>
      <text:p text:style-name="P2">3.19 distribution:</text:p>
      <text:p text:style-name="P4">The service that, by using association information, delivers medium access control</text:p>
      <text:p text:style-name="P4">(MAC) service data units (MSDUs) within the distribution system (DS).</text:p>
      <text:p text:style-name="P2">3.20 distribution system (DS):</text:p>
      <text:p text:style-name="P4">A system used to interconnect a set of basic service sets (BSSs) and integrated</text:p>
      <text:p text:style-name="P4">local area networks (LANs) to create an extended service set (ESS).</text:p>
      <text:p text:style-name="P2">3.21 distribution system medium (DSM):</text:p>
      <text:p text:style-name="P4">The medium or set of media used by a distribution system (DS)</text:p>
      <text:p text:style-name="P4">for communications between access points (APs) and portals of an extended service set (ESS).</text:p>
      <text:p text:style-name="P2">3.22 distribution system service (DSS):</text:p>
      <text:p text:style-name="P4">The set of services provided by the distribution system (DS) that</text:p>
      <text:p text:style-name="P4">enable the medium access control (MAC) to transport MAC service data units (MSDUs) between stations</text:p>
      <text:p text:style-name="P4">that are not in direct communication with each other over a single instance of the wireless medium (WM).</text:p>
      <text:p text:style-name="P4">These services include transport of MSDUs between the access points (APs) of basic service sets (BSSs)</text:p>
      <text:p text:style-name="P4">within an extended service set (ESS), transport of MSDUs between portals and BSSs within an ESS, and</text:p>
      <text:p text:style-name="P4">transport of MSDUs between stations in the same BSS in cases where the MSDU has a multicast or broadcast</text:p>
      <text:p text:style-name="P4">destination address or where the destination is an individual address, but the station sending the MSDU</text:p>
      <text:p text:style-name="P4">chooses to involve DSS. DSSs are provided between pairs of IEEE 802.11 MACs.</text:p>
      <text:p text:style-name="P2">3.23 extended rate set (ERS):</text:p>
      <text:p text:style-name="P4">The set of data transfer rates supported by a station (if any) beyond the</text:p>
      <text:p text:style-name="P4">extended service set (ESS) basic rate set. This set may include data transfer rates that will be defined in</text:p>
      <text:p text:style-name="P4">future physical layer (PHY) standards.</text:p>
      <text:p text:style-name="P2">3.24 extended service area (ESA):</text:p>
      <text:p text:style-name="P4">The conceptual area within which members of an extended service set</text:p>
      <text:p text:style-name="P4">(ESS) may communicate. An ESA is larger than or equal to a basic service area (BSA) and may involve several</text:p>
      <text:p text:style-name="P4">basic service sets (BSSs) in overlapping, disjointed, or both configurations.</text:p>
      <text:p text:style-name="P2">3.25 extended service set (ESS):</text:p>
      <text:p text:style-name="P4">A set of one or more interconnected basic service sets (BSSs) and integrated</text:p>
      <text:p text:style-name="P4">local area networks (LANs) that appears as a single BSS to the logical link control layer at any station</text:p>
      <text:p text:style-name="P4">associated with one of those BSSs.</text:p>
      <text:p text:style-name="P2">3.26 Gaussian frequency shift keying (GFSK):</text:p>
      <text:p text:style-name="P4"><text:soft-page-break/>A modulation scheme in which the data is first filtered by a</text:p>
      <text:p text:style-name="P4">Gaussian filter in the baseband and then modulated with a simple frequency modulation.</text:p>
      <text:p text:style-name="P2">3.27 independent basic service set (IBSS):</text:p>
      <text:p text:style-name="P4">A BSS that forms a self-contained network, and in which no</text:p>
      <text:p text:style-name="P4">access to a distribution system (DS) is available.</text:p>
      <text:p text:style-name="P7">ISO/IEC 8802-11: 1999(E)</text:p>
      <text:p text:style-name="P7">MEDIUM ACCESS CONTROL (MAC) AND PHYSICAL (PHY) SPECIFICATIONS ANSI/IEEE Std 802.11, 1999 Edition</text:p>
      <text:p text:style-name="P7">Copyright © 1999 IEEE. All rights reserved.</text:p>
      <text:p text:style-name="P4">5</text:p>
      <text:p text:style-name="P2">3.28 infrastructure:</text:p>
      <text:p text:style-name="P4">The infrastructure includes the distribution system medium (DSM), access point (AP),</text:p>
      <text:p text:style-name="P4">and portal entities. It is also the logical location of distribution and integration service functions of an</text:p>
      <text:p text:style-name="P4">extended service set (ESS). An infrastructure contains one or more APs and zero or more portals in addition</text:p>
      <text:p text:style-name="P4">to the distribution system (DS).</text:p>
      <text:p text:style-name="P2">3.29 integration:</text:p>
      <text:p text:style-name="P4">The service that enables delivery of medium access control (MAC) service data units</text:p>
      <text:p text:style-name="P4">(MSDUs) between the distribution system (DS) and an existing, non-IEEE 802.11 local area network (via a</text:p>
      <text:p text:style-name="P4">portal).</text:p>
      <text:p text:style-name="P4">可以在分散式系統與存在但沒有802.11覆蓋的區域傳之間傳送MAC service data units (MSDUs) 稱為integration (整合)</text:p>
      <text:p text:style-name="P2">3.30 medium access control (MAC) management protocol data unit (MMPDU):</text:p>
      <text:p text:style-name="P4">The unit of data exchanged between two peer MAC entities to implement the MAC management protocol.</text:p>
      <text:p text:style-name="P4">在兩個MAC之間交換訊息的資料基本單位，以便實現MAC管理的協定</text:p>
      <text:p text:style-name="P2">3.31 medium access control (MAC) protocol data unit (MPDU):</text:p>
      <text:p text:style-name="P4">The unit of data exchanged between two peer MAC entities using the services of the physical layer (PHY).</text:p>
      <text:p text:style-name="P4">使用PHY層的服務來傳送兩個MAC之間的單位封包</text:p>
      <text:p text:style-name="P2">3.32 medium access control (MAC) service data unit (MSDU):</text:p>
      <text:p text:style-name="P4">Information that is delivered as a unit between MAC service access points (SAPs).</text:p>
      <text:p text:style-name="P4">在MAC之間傳送的資料的基本資訊 (可能是封包大小、型態)</text:p>
      <text:p text:style-name="P2">3.33 minimally conformant network:</text:p>
      <text:p text:style-name="P4">An IEEE 802.11 network in which two stations in a single basic service area (BSA) are conformant with ISO/IEC 8802-11: 1999.</text:p>
      <text:p text:style-name="P4">在802.11的網路中，兩個站點在single basic service area必需順從ISO/IEC 8802-11:1999的規定</text:p>
      <text:p text:style-name="P2">3.34 mobile station:</text:p>
      <text:p text:style-name="P4">A type of station that uses network communications while in motion.</text:p>
      <text:p text:style-name="P4">另一種型態的站點，當移動的時候還是可以使用網路</text:p>
      <text:p text:style-name="P2">3.35 multicast:</text:p>
      <text:p text:style-name="P4">A medium access control (MAC) address that has the group bit set. A multicast MAC service data unit (MSDU) is one with a multicast destination address. A multicast MAC protocol data unit (MPDU) or control frame is one with a multicast receiver address.</text:p>
      <text:p text:style-name="P4">要傳送的資料有多個接收者</text:p>
      <text:p text:style-name="P2">3.36 network allocation vector (NAV):</text:p>
      <text:p text:style-name="P4">An indicator, maintained by each station, of time periods when transmission onto the wireless medium (WM) will not be initiated by the station whether or not the station’s clear channel assessment (CCA) function senses that the WM is busy.</text:p>
      <text:p text:style-name="P4">一個指示器，被每一個站點所維護。每一段區間，當傳送發生在WM上面時，不會被站點所初始化，無論站點的clear channel assessment</text:p>
      <text:p text:style-name="P2">3.37 point coordination function (PCF):</text:p>
      <text:p text:style-name="P4">A class of possible coordination functions in which the coordination</text:p>
      <text:p text:style-name="P4">function logic is active in only one station in a basic service set (BSS) at any given time that the network</text:p>
      <text:p text:style-name="P4">is in operation.</text:p>
      <text:p text:style-name="P2">3.38 portable station:</text:p>
      <text:p text:style-name="P4">A type of station that may be moved from location to location, but that only uses network</text:p>
      <text:p text:style-name="P4"><text:soft-page-break/>communications while at a fixed location.</text:p>
      <text:p text:style-name="P2">3.39 portal:</text:p>
      <text:p text:style-name="P4">The logical point at which medium access control (MAC) service data units (MSDUs) from a</text:p>
      <text:p text:style-name="P4">non-IEEE 802.11 local area network (LAN) enter the distribution system (DS) of an extended service set</text:p>
      <text:p text:style-name="P4">(ESS).</text:p>
      <text:p text:style-name="P2">3.40 privacy:</text:p>
      <text:p text:style-name="P4">The service used to prevent the content of messages from being read by other than the</text:p>
      <text:p text:style-name="P4">intended recipients.</text:p>
      <text:p text:style-name="P2">3.41 reassociation:</text:p>
      <text:p text:style-name="P4">The service that enables an established association [between access point (AP) and station</text:p>
      <text:p text:style-name="P4">(STA)] to be transferred from one AP to another (or the same) AP.</text:p>
      <text:p text:style-name="P2">3.42 station (STA):</text:p>
      <text:p text:style-name="P4">Any device that contains an IEEE 802.11 conformant medium access control (MAC)</text:p>
      <text:p text:style-name="P4">and physical layer (PHY) interface to the wireless medium (WM).</text:p>
      <text:p text:style-name="P2">3.43 station basic rate:</text:p>
      <text:p text:style-name="P4">A data transfer rate belonging to the extended service set (ESS) basic rate set that is</text:p>
      <text:p text:style-name="P4">used by a station for specific transmissions. The station basic rate may change dynamically as frequently as</text:p>
      <text:p text:style-name="P7">ISO/IEC 8802-11: 1999(E)</text:p>
      <text:p text:style-name="P7">ANSI/IEEE Std 802.11, 1999 Edition LOCAL AND METROPOLITAN AREA NETWORKS: WIRELESS LAN</text:p>
      <text:p text:style-name="P4">6</text:p>
      <text:p text:style-name="P7">Copyright © 1999 IEEE. All rights reserved.</text:p>
      <text:p text:style-name="P4">each medium access control (MAC) protocol data unit (MPDU) transmission attempt, based on local considerations</text:p>
      <text:p text:style-name="P4">at that station.</text:p>
      <text:p text:style-name="P2">3.44 station service (SS):</text:p>
      <text:p text:style-name="P4">The set of services that support transport of medium access control (MAC) service</text:p>
      <text:p text:style-name="P4">data units (MSDUs) between stations within a basic service set (BSS).</text:p>
      <text:p text:style-name="P2">3.45 time unit (TU):</text:p>
      <text:p text:style-name="P4">A measurement of time equal to 1024 μs.</text:p>
      <text:p text:style-name="P2">3.46 unauthorized disclosure:</text:p>
      <text:p text:style-name="P4">The process of making information available to unauthorized individuals,</text:p>
      <text:p text:style-name="P4">entities, or processes.</text:p>
      <text:p text:style-name="P2">3.47 unauthorized resource use:</text:p>
      <text:p text:style-name="P4">Use of a resource not consistent with the defined security policy.</text:p>
      <text:p text:style-name="P2">3.48 unicast frame:</text:p>
      <text:p text:style-name="P4">A frame that is addressed to a single recipient, not a broadcast or multicast frame.</text:p>
      <text:p text:style-name="P6">Syn:</text:p>
      <text:p text:style-name="P4">directed address.</text:p>
      <text:p text:style-name="P2">3.49 wired equivalent privacy (WEP):</text:p>
      <text:p text:style-name="P4">The optional cryptographic confidentiality algorithm specified by</text:p>
      <text:p text:style-name="P4">IEEE 802.11 used to provide data confidentiality that is subjectively equivalent to the confidentiality of a</text:p>
      <text:p text:style-name="P4">wired local area network (LAN) medium that does not employ cryptographic techniques to enhance privacy.</text:p>
      <text:p text:style-name="P2">3.50 wireless medium (WM):</text:p>
      <text:p text:style-name="P4">The medium used to implement the transfer of protocol data units (PDUs)</text:p>
      <text:p text:style-name="P8">between peer physical layer (PHY) entities of a wireless local area network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1" svg:font-family="Helvetica" style:font-family-generic="swiss"/>
    <style:font-face style:name="Helvetica-Bold" svg:font-family="Helvetica-Bold" style:font-family-generic="swiss"/>
    <style:font-face style:name="Tahoma" svg:font-family="Tahoma" style:font-family-generic="system" style:font-pitch="variable"/>
    <style:font-face style:name="文鼎PL中楷Uni" svg:font-family="文鼎PL中楷Uni" style:font-family-generic="system" style:font-pitch="variable"/>
    <style:font-face style:name="文鼎PL細上海宋Uni" svg:font-family="文鼎PL細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細上海宋Uni" style:font-size-asian="10.5pt" style:language-asian="zh" style:country-asian="TW"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en</meta:initial-creator>
    <meta:creation-date>2008-09-10T15:41:24</meta:creation-date>
    <dc:creator>ren</dc:creator>
    <dc:date>2008-09-10T16:58:55</dc:date>
    <meta:editing-cycles>12</meta:editing-cycles>
    <meta:editing-duration>PT1H16M32S</meta:editing-duration>
    <meta:user-defined meta:name="Info 1"/>
    <meta:user-defined meta:name="Info 2"/>
    <meta:user-defined meta:name="Info 3"/>
    <meta:user-defined meta:name="Info 4"/>
    <meta:document-statistic meta:table-count="0" meta:image-count="0" meta:object-count="0" meta:page-count="4" meta:paragraph-count="195" meta:word-count="1921" meta:character-count="11401"/>
  </office:meta>
</office:document-meta>
</file>